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98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style:style style:name="T6" style:family="text">
      <style:text-properties fo:color="#ffffff" style:font-name="Segoe UI" fo:font-size="18pt" fo:text-shadow="1pt 1pt" style:font-name-asian="Segoe UI1" style:font-size-asian="18pt" style:font-name-complex="Segoe UI1" style:font-size-complex="18pt"/>
    </style:style>
    <style:style style:name="T7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457cm">
          <draw:text-box>
            <text:p text:style-name="P1"><text:span text:style-name="T1">HYMN #953</text:span></text:p>
            <text:p text:style-name="P1"><text:span text:style-name="T2">“</text:span><text:span text:style-name="T2">We All Believe in One True Go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654cm" svg:height="6.231cm" svg:x="1.27cm" svg:y="0.627cm">
          <draw:text-box>
            <text:p text:style-name="P4"><text:span text:style-name="T3">1. </text:span><text:span text:style-name="T4">We all believe in one true God,</text:span><text:span text:style-name="T4"><text:line-break/></text:span><text:span text:style-name="T4">Father, Son, and Holy Ghost,</text:span></text:p>
            <text:p text:style-name="P4"><text:span text:style-name="T4">Ever-present help in nee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6" draw:layer="layout" svg:width="25.654cm" svg:height="5.588cm" svg:x="1.27cm" svg:y="0.508cm">
          <draw:text-box>
            <text:p text:style-name="P1"><text:span text:style-name="T4">Praised by all the heav’nly host;</text:span><text:span text:style-name="T4"><text:line-break/></text:span><text:span text:style-name="T4">All He made His love enfolds,</text:span><text:span text:style-name="T4"><text:line-break/></text:span><text:span text:style-name="T4">All creation He uphol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5" draw:layer="layout" svg:width="25.654cm" svg:height="5.334cm" svg:x="1.27cm" svg:y="0.508cm">
          <draw:text-box>
            <text:p text:style-name="P4"><text:span text:style-name="T3">2. </text:span><text:span text:style-name="T4">We all believe in Jesus Christ,</text:span><text:span text:style-name="T4"><text:line-break/></text:span><text:span text:style-name="T4">Son of God and Mary’s son,</text:span><text:span text:style-name="T4"><text:line-break/></text:span><text:span text:style-name="T4">Who descended from His thro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6" draw:layer="layout" svg:width="25.327cm" svg:height="5.82cm" svg:x="1.343cm" svg:y="0.53cm">
          <draw:text-box>
            <text:p text:style-name="P1"><text:span text:style-name="T4">And for us salvation won;</text:span><text:span text:style-name="T4"><text:line-break/></text:span><text:span text:style-name="T4">By whose cross and death are we</text:span><text:span text:style-name="T4"><text:line-break/></text:span><text:span text:style-name="T4">Rescued from all mise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5" draw:text-style-name="P5" draw:layer="layout" svg:width="25.654cm" svg:height="5.334cm" svg:x="1.319cm" svg:y="0.628cm">
          <draw:text-box>
            <text:p text:style-name="P4"><text:span text:style-name="T3">3. </text:span><text:span text:style-name="T4">We all confess the Holy Ghost,</text:span><text:span text:style-name="T4"><text:line-break/></text:span><text:span text:style-name="T4">Who from both in truth proceeds,</text:span><text:span text:style-name="T4"><text:line-break/></text:span><text:span text:style-name="T4">Who sustains and comforts u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7" draw:text-style-name="P6" draw:layer="layout" svg:width="25.654cm" svg:height="11.241cm" svg:x="1.27cm" svg:y="0.628cm">
          <draw:text-box>
            <text:p text:style-name="P1"><text:span text:style-name="T4">In all trials, fears, and needs.</text:span><text:span text:style-name="T4"><text:line-break/></text:span><text:span text:style-name="T4">Blessèd, holy Trinity,</text:span><text:span text:style-name="T4"><text:line-break/></text:span><text:span text:style-name="T4">Praise forever be to Thee!</text:span></text:p>
            <text:p text:style-name="P7"><text:span text:style-name="T5"><text:line-break/></text:span><text:span text:style-name="T5"/></text:p>
            <text:p text:style-name="P7"><text:span text:style-name="T6"/></text:p>
            <text:p text:style-name="P7"><text:span text:style-name="T6"/></text:p>
            <text:p text:style-name="P7"><text:span text:style-name="T7"><text:s text:c="12"/></text:span><text:span text:style-name="T7">Public domain</text:span></text:p>
            <text:p text:style-name="P7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4:28:25.796000000</meta:creation-date>
    <dc:title>Hymn template</dc:title>
    <meta:editing-duration>PT18M10S</meta:editing-duration>
    <meta:editing-cycles>5</meta:editing-cycles>
    <meta:generator>LibreOffice/6.1.3.2$Windows_X86_64 LibreOffice_project/86daf60bf00efa86ad547e59e09d6bb77c699acb</meta:generator>
    <meta:initial-creator>Arthur Hoch</meta:initial-creator>
    <dc:date>2019-01-18T22:22:05.314000000</dc:date>
    <meta:document-statistic meta:object-count="126"/>
    <meta:template xlink:type="simple" xlink:actuate="onRequest" xlink:title="Hymn template" xlink:href="../../AppData/Roaming/LibreOffice/4/user/template/Worship%20Templsates/Hymn%20template.otp" meta:date="2014-11-15T14:28:25.125000000"/>
  </office:meta>
</office:document-meta>
</file>